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Text_20_body">
      <style:text-properties officeooo:rsid="0034ffb8" officeooo:paragraph-rsid="0034ffb8"/>
    </style:style>
    <style:style style:name="P16" style:family="paragraph" style:parent-style-name="Text_20_body">
      <style:text-properties officeooo:rsid="0037256f" officeooo:paragraph-rsid="0037256f"/>
    </style:style>
    <style:style style:name="P17" style:family="paragraph" style:parent-style-name="Text_20_body">
      <style:text-properties officeooo:rsid="003b3726" officeooo:paragraph-rsid="003e5903"/>
    </style:style>
    <style:style style:name="P18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19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0" style:family="paragraph" style:parent-style-name="Text_20_body">
      <style:text-properties officeooo:rsid="004e5c22" officeooo:paragraph-rsid="004e5c22"/>
    </style:style>
    <style:style style:name="P21" style:family="paragraph" style:parent-style-name="Text_20_body">
      <style:text-properties officeooo:rsid="0053061b" officeooo:paragraph-rsid="0053061b"/>
    </style:style>
    <style:style style:name="P22" style:family="paragraph" style:parent-style-name="Text_20_body">
      <style:text-properties officeooo:rsid="0054b74f" officeooo:paragraph-rsid="0054b74f"/>
    </style:style>
    <style:style style:name="P23" style:family="paragraph" style:parent-style-name="Text_20_body">
      <style:text-properties officeooo:rsid="0055594a" officeooo:paragraph-rsid="0055594a"/>
    </style:style>
    <style:style style:name="P24" style:family="paragraph" style:parent-style-name="Text_20_body">
      <style:text-properties officeooo:rsid="0057c10d" officeooo:paragraph-rsid="0064698b"/>
    </style:style>
    <style:style style:name="P25" style:family="paragraph" style:parent-style-name="Text_20_body">
      <style:text-properties officeooo:rsid="00581c75" officeooo:paragraph-rsid="00581c75"/>
    </style:style>
    <style:style style:name="P26" style:family="paragraph" style:parent-style-name="Text_20_body">
      <style:text-properties officeooo:paragraph-rsid="0064698b"/>
    </style:style>
    <style:style style:name="P27" style:family="paragraph" style:parent-style-name="Text_20_body">
      <style:text-properties officeooo:rsid="00664b99" officeooo:paragraph-rsid="00664b99"/>
    </style:style>
    <style:style style:name="P28" style:family="paragraph" style:parent-style-name="Text_20_body">
      <style:text-properties officeooo:rsid="00687a50" officeooo:paragraph-rsid="00687a50"/>
    </style:style>
    <style:style style:name="P29" style:family="paragraph" style:parent-style-name="Text_20_body">
      <style:text-properties officeooo:rsid="006c48d6" officeooo:paragraph-rsid="006c48d6"/>
    </style:style>
    <style:style style:name="P30" style:family="paragraph" style:parent-style-name="Text_20_body">
      <style:text-properties officeooo:rsid="006e0453" officeooo:paragraph-rsid="006e0453"/>
    </style:style>
    <style:style style:name="P31" style:family="paragraph" style:parent-style-name="Text_20_body">
      <style:text-properties officeooo:rsid="0071b47b" officeooo:paragraph-rsid="0071b47b"/>
    </style:style>
    <style:style style:name="P32" style:family="paragraph" style:parent-style-name="Text_20_body">
      <style:text-properties officeooo:rsid="0071ed16" officeooo:paragraph-rsid="0071ed16"/>
    </style:style>
    <style:style style:name="P33" style:family="paragraph" style:parent-style-name="Text_20_body">
      <style:text-properties officeooo:rsid="007429df" officeooo:paragraph-rsid="007429df"/>
    </style:style>
    <style:style style:name="P34" style:family="paragraph" style:parent-style-name="Text_20_body">
      <style:text-properties officeooo:rsid="0075c65d" officeooo:paragraph-rsid="0075c65d"/>
    </style:style>
    <style:style style:name="P35" style:family="paragraph" style:parent-style-name="Code">
      <style:paragraph-properties fo:margin-left="0.4925in" fo:margin-right="0in" fo:text-indent="0in" style:auto-text-indent="false"/>
    </style:style>
    <style:style style:name="P36" style:family="paragraph" style:parent-style-name="Standard">
      <style:text-properties officeooo:rsid="00b6a314" officeooo:paragraph-rsid="00b79604"/>
    </style:style>
    <style:style style:name="P37" style:family="paragraph" style:parent-style-name="Standard">
      <style:text-properties officeooo:rsid="00b79604" officeooo:paragraph-rsid="00b79604"/>
    </style:style>
    <style:style style:name="P38" style:family="paragraph" style:parent-style-name="Text_20_body">
      <style:text-properties officeooo:rsid="0076bedd" officeooo:paragraph-rsid="0076bedd"/>
    </style:style>
    <style:style style:name="P39" style:family="paragraph" style:parent-style-name="Text_20_body">
      <style:text-properties officeooo:rsid="0076bfc0" officeooo:paragraph-rsid="0076bfc0"/>
    </style:style>
    <style:style style:name="P40" style:family="paragraph" style:parent-style-name="Text_20_body">
      <style:text-properties officeooo:rsid="007854db" officeooo:paragraph-rsid="007854db"/>
    </style:style>
    <style:style style:name="P41" style:family="paragraph" style:parent-style-name="Text_20_body">
      <style:text-properties officeooo:rsid="00794ce2" officeooo:paragraph-rsid="00794ce2"/>
    </style:style>
    <style:style style:name="P42" style:family="paragraph" style:parent-style-name="Text_20_body">
      <style:text-properties officeooo:rsid="00794ce2" officeooo:paragraph-rsid="007c31b0"/>
    </style:style>
    <style:style style:name="P43" style:family="paragraph" style:parent-style-name="Text_20_body">
      <style:text-properties officeooo:rsid="007cf792" officeooo:paragraph-rsid="007cf792"/>
    </style:style>
    <style:style style:name="P44" style:family="paragraph" style:parent-style-name="Text_20_body">
      <style:text-properties officeooo:rsid="007f1244" officeooo:paragraph-rsid="007f1244"/>
    </style:style>
    <style:style style:name="P45" style:family="paragraph" style:parent-style-name="Text_20_body">
      <style:text-properties officeooo:rsid="00804161" officeooo:paragraph-rsid="00804161"/>
    </style:style>
    <style:style style:name="P46" style:family="paragraph" style:parent-style-name="Text_20_body">
      <style:text-properties officeooo:rsid="00826a3d" officeooo:paragraph-rsid="00826a3d"/>
    </style:style>
    <style:style style:name="P47" style:family="paragraph" style:parent-style-name="Text_20_body">
      <style:text-properties officeooo:rsid="0082ccfe" officeooo:paragraph-rsid="0082ccfe"/>
    </style:style>
    <style:style style:name="P48" style:family="paragraph" style:parent-style-name="Text_20_body">
      <style:text-properties officeooo:rsid="008374c9" officeooo:paragraph-rsid="008374c9"/>
    </style:style>
    <style:style style:name="P49" style:family="paragraph" style:parent-style-name="Text_20_body">
      <style:text-properties officeooo:rsid="00886cd4" officeooo:paragraph-rsid="00886cd4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9e15b0" officeooo:paragraph-rsid="009e15b0"/>
    </style:style>
    <style:style style:name="P51" style:family="paragraph" style:parent-style-name="Text_20_body">
      <style:text-properties officeooo:rsid="00a25f6f" officeooo:paragraph-rsid="00a25f6f"/>
    </style:style>
    <style:style style:name="P52" style:family="paragraph" style:parent-style-name="Text_20_body">
      <style:text-properties officeooo:rsid="00a4e3ae" officeooo:paragraph-rsid="00a4e3ae"/>
    </style:style>
    <style:style style:name="P53" style:family="paragraph" style:parent-style-name="Text_20_body">
      <style:text-properties officeooo:rsid="00a6c7eb" officeooo:paragraph-rsid="00a6c7eb"/>
    </style:style>
    <style:style style:name="P54" style:family="paragraph" style:parent-style-name="Text_20_body">
      <style:text-properties officeooo:rsid="00a8da3f" officeooo:paragraph-rsid="00a8da3f"/>
    </style:style>
    <style:style style:name="P55" style:family="paragraph" style:parent-style-name="Text_20_body">
      <style:text-properties officeooo:rsid="00ae2b41" officeooo:paragraph-rsid="00ae2b41"/>
    </style:style>
    <style:style style:name="P56" style:family="paragraph" style:parent-style-name="Heading_20_1">
      <style:text-properties officeooo:rsid="007429df" officeooo:paragraph-rsid="007429df"/>
    </style:style>
    <style:style style:name="P57" style:family="paragraph" style:parent-style-name="Heading_20_1">
      <style:text-properties officeooo:rsid="0034ffb8" officeooo:paragraph-rsid="0034ffb8"/>
    </style:style>
    <style:style style:name="P58" style:family="paragraph" style:parent-style-name="Heading_20_1">
      <style:text-properties officeooo:rsid="002ddd9f" officeooo:paragraph-rsid="006c48d6"/>
    </style:style>
    <style:style style:name="P59" style:family="paragraph" style:parent-style-name="Heading_20_1">
      <style:text-properties officeooo:rsid="0022a503" officeooo:paragraph-rsid="0022a503"/>
    </style:style>
    <style:style style:name="P60" style:family="paragraph" style:parent-style-name="Heading_20_1">
      <style:text-properties officeooo:rsid="001d247e" officeooo:paragraph-rsid="00277837"/>
    </style:style>
    <style:style style:name="P61" style:family="paragraph" style:parent-style-name="Standard">
      <style:text-properties officeooo:rsid="00b7c7d3" officeooo:paragraph-rsid="00b7c7d3"/>
    </style:style>
    <style:style style:name="P62" style:family="paragraph" style:parent-style-name="Standard">
      <style:text-properties officeooo:rsid="00b918fe" officeooo:paragraph-rsid="00b918fe"/>
    </style:style>
    <style:style style:name="P63" style:family="paragraph" style:parent-style-name="Standard">
      <style:text-properties officeooo:rsid="00bacac3" officeooo:paragraph-rsid="00bacac3"/>
    </style:style>
    <style:style style:name="P64" style:family="paragraph" style:parent-style-name="Text_20_body" style:list-style-name="L1">
      <style:text-properties officeooo:paragraph-rsid="0084ac1f"/>
    </style:style>
    <style:style style:name="P65" style:family="paragraph" style:parent-style-name="Text_20_body" style:list-style-name="L1">
      <style:text-properties officeooo:rsid="008374c9" officeooo:paragraph-rsid="008374c9"/>
    </style:style>
    <style:style style:name="P66" style:family="paragraph" style:parent-style-name="Text_20_body" style:list-style-name="L1">
      <style:text-properties officeooo:rsid="0086622e" officeooo:paragraph-rsid="0086622e"/>
    </style:style>
    <style:style style:name="P67" style:family="paragraph" style:parent-style-name="Text_20_body" style:list-style-name="L1">
      <style:text-properties officeooo:rsid="0086ebbe" officeooo:paragraph-rsid="0086ebbe"/>
    </style:style>
    <style:style style:name="P68" style:family="paragraph" style:parent-style-name="Text_20_body" style:list-style-name="L2">
      <style:text-properties officeooo:rsid="00886cd4" officeooo:paragraph-rsid="00886cd4"/>
    </style:style>
    <style:style style:name="P69" style:family="paragraph" style:parent-style-name="Text_20_body" style:list-style-name="L2">
      <style:text-properties officeooo:rsid="008baa08" officeooo:paragraph-rsid="008baa08"/>
    </style:style>
    <style:style style:name="P70" style:family="paragraph" style:parent-style-name="Text_20_body" style:list-style-name="L2">
      <style:text-properties officeooo:rsid="00981d50" officeooo:paragraph-rsid="00981d50"/>
    </style:style>
    <style:style style:name="P71" style:family="paragraph" style:parent-style-name="Text_20_body" style:list-style-name="L2">
      <style:text-properties officeooo:rsid="009c6041" officeooo:paragraph-rsid="009c6041"/>
    </style:style>
    <style:style style:name="P72" style:family="paragraph" style:parent-style-name="Text_20_body" style:list-style-name="L2">
      <style:text-properties officeooo:rsid="008f5ccb" officeooo:paragraph-rsid="008f5ccb"/>
    </style:style>
    <style:style style:name="P73" style:family="paragraph" style:parent-style-name="Text_20_body" style:list-style-name="L2">
      <style:text-properties officeooo:rsid="009d1f7b" officeooo:paragraph-rsid="009d1f7b"/>
    </style:style>
    <style:style style:name="P74" style:family="paragraph" style:parent-style-name="Text_20_body" style:list-style-name="L3">
      <style:text-properties officeooo:rsid="002ddd9f" officeooo:paragraph-rsid="002ddd9f"/>
    </style:style>
    <style:style style:name="P75" style:family="paragraph" style:parent-style-name="Text_20_body" style:list-style-name="L3">
      <style:text-properties officeooo:rsid="00311d8b" officeooo:paragraph-rsid="00311d8b"/>
    </style:style>
    <style:style style:name="P76" style:family="paragraph" style:parent-style-name="Text_20_body" style:list-style-name="L3">
      <style:text-properties officeooo:rsid="00327102" officeooo:paragraph-rsid="00327102"/>
    </style:style>
    <style:style style:name="P77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 officeooo:rsid="005ceadd"/>
    </style:style>
    <style:style style:name="T26" style:family="text">
      <style:text-properties officeooo:rsid="005e7169"/>
    </style:style>
    <style:style style:name="T27" style:family="text">
      <style:text-properties officeooo:rsid="005f716f"/>
    </style:style>
    <style:style style:name="T28" style:family="text">
      <style:text-properties officeooo:rsid="0061480d"/>
    </style:style>
    <style:style style:name="T29" style:family="text">
      <style:text-properties officeooo:rsid="00634659"/>
    </style:style>
    <style:style style:name="T30" style:family="text">
      <style:text-properties officeooo:rsid="006423c5"/>
    </style:style>
    <style:style style:name="T31" style:family="text">
      <style:text-properties officeooo:rsid="0064698b"/>
    </style:style>
    <style:style style:name="T32" style:family="text">
      <style:text-properties officeooo:rsid="0067450f"/>
    </style:style>
    <style:style style:name="T33" style:family="text">
      <style:text-properties officeooo:rsid="0069876d"/>
    </style:style>
    <style:style style:name="T34" style:family="text">
      <style:text-properties officeooo:rsid="006a5eb9"/>
    </style:style>
    <style:style style:name="T35" style:family="text">
      <style:text-properties officeooo:rsid="006bd849"/>
    </style:style>
    <style:style style:name="T36" style:family="text">
      <style:text-properties officeooo:rsid="006ff33b"/>
    </style:style>
    <style:style style:name="T37" style:family="text">
      <style:text-properties officeooo:rsid="0070dd86"/>
    </style:style>
    <style:style style:name="T38" style:family="text">
      <style:text-properties officeooo:rsid="00722fcf"/>
    </style:style>
    <style:style style:name="T39" style:family="text">
      <style:text-properties officeooo:rsid="0075c65d"/>
    </style:style>
    <style:style style:name="T40" style:family="text">
      <style:text-properties officeooo:rsid="0076b968"/>
    </style:style>
    <style:style style:name="T41" style:family="text">
      <style:text-properties officeooo:rsid="007889ee"/>
    </style:style>
    <style:style style:name="T42" style:family="text">
      <style:text-properties officeooo:rsid="00794ce2"/>
    </style:style>
    <style:style style:name="T43" style:family="text">
      <style:text-properties officeooo:rsid="007a5676"/>
    </style:style>
    <style:style style:name="T44" style:family="text">
      <style:text-properties officeooo:rsid="007b0c73"/>
    </style:style>
    <style:style style:name="T45" style:family="text">
      <style:text-properties officeooo:rsid="007c31b0"/>
    </style:style>
    <style:style style:name="T46" style:family="text">
      <style:text-properties officeooo:rsid="007cec99"/>
    </style:style>
    <style:style style:name="T47" style:family="text">
      <style:text-properties officeooo:rsid="007df108"/>
    </style:style>
    <style:style style:name="T48" style:family="text">
      <style:text-properties officeooo:rsid="007f1244"/>
    </style:style>
    <style:style style:name="T49" style:family="text">
      <style:text-properties officeooo:rsid="00804161"/>
    </style:style>
    <style:style style:name="T50" style:family="text">
      <style:text-properties officeooo:rsid="00809145"/>
    </style:style>
    <style:style style:name="T51" style:family="text">
      <style:text-properties officeooo:rsid="0084ac1f"/>
    </style:style>
    <style:style style:name="T52" style:family="text">
      <style:text-properties officeooo:rsid="008572f8"/>
    </style:style>
    <style:style style:name="T53" style:family="text">
      <style:text-properties officeooo:rsid="00858797"/>
    </style:style>
    <style:style style:name="T54" style:family="text">
      <style:text-properties officeooo:rsid="0089c1b4"/>
    </style:style>
    <style:style style:name="T55" style:family="text">
      <style:text-properties officeooo:rsid="008baa08"/>
    </style:style>
    <style:style style:name="T56" style:family="text">
      <style:text-properties officeooo:rsid="008d929e"/>
    </style:style>
    <style:style style:name="T57" style:family="text">
      <style:text-properties officeooo:rsid="00913905"/>
    </style:style>
    <style:style style:name="T58" style:family="text">
      <style:text-properties officeooo:rsid="0093089a"/>
    </style:style>
    <style:style style:name="T59" style:family="text">
      <style:text-properties officeooo:rsid="00944fcb"/>
    </style:style>
    <style:style style:name="T60" style:family="text">
      <style:text-properties officeooo:rsid="00946243"/>
    </style:style>
    <style:style style:name="T61" style:family="text">
      <style:text-properties officeooo:rsid="00957e4a"/>
    </style:style>
    <style:style style:name="T62" style:family="text">
      <style:text-properties officeooo:rsid="00963ec1"/>
    </style:style>
    <style:style style:name="T63" style:family="text">
      <style:text-properties officeooo:rsid="0098aad3"/>
    </style:style>
    <style:style style:name="T64" style:family="text">
      <style:text-properties officeooo:rsid="009a64f7"/>
    </style:style>
    <style:style style:name="T65" style:family="text">
      <style:text-properties officeooo:rsid="009c52be"/>
    </style:style>
    <style:style style:name="T66" style:family="text">
      <style:text-properties officeooo:rsid="009c6041"/>
    </style:style>
    <style:style style:name="T67" style:family="text">
      <style:text-properties officeooo:rsid="009e15b0"/>
    </style:style>
    <style:style style:name="T68" style:family="text">
      <style:text-properties fo:color="#800000" loext:opacity="100%" style:font-name="Hack" fo:font-size="9pt" fo:background-color="#ffffff" loext:char-shading-value="0" style:font-size-asian="9pt"/>
    </style:style>
    <style:style style:name="T69" style:family="text">
      <style:text-properties officeooo:rsid="00a0130f"/>
    </style:style>
    <style:style style:name="T70" style:family="text">
      <style:text-properties officeooo:rsid="00a1c8fa"/>
    </style:style>
    <style:style style:name="T71" style:family="text">
      <style:text-properties officeooo:rsid="00a3f691"/>
    </style:style>
    <style:style style:name="T72" style:family="text">
      <style:text-properties fo:color="#000000" loext:opacity="100%" style:font-name="Hack" fo:font-size="9pt" fo:background-color="#ffffff" loext:char-shading-value="0" style:font-size-asian="9pt"/>
    </style:style>
    <style:style style:name="T73" style:family="text">
      <style:text-properties officeooo:rsid="00a734bc"/>
    </style:style>
    <style:style style:name="T74" style:family="text">
      <style:text-properties officeooo:rsid="00aa48a5"/>
    </style:style>
    <style:style style:name="T75" style:family="text">
      <style:text-properties officeooo:rsid="00ac44a8"/>
    </style:style>
    <style:style style:name="T76" style:family="text">
      <style:text-properties officeooo:rsid="00acbc61"/>
    </style:style>
    <style:style style:name="T77" style:family="text">
      <style:text-properties officeooo:rsid="00af7ba5"/>
    </style:style>
    <style:style style:name="T78" style:family="text">
      <style:text-properties officeooo:rsid="00b13890"/>
    </style:style>
    <style:style style:name="T79" style:family="text">
      <style:text-properties officeooo:rsid="00b16338"/>
    </style:style>
    <style:style style:name="T80" style:family="text">
      <style:text-properties officeooo:rsid="00b2ae8f"/>
    </style:style>
    <style:style style:name="T81" style:family="text">
      <style:text-properties officeooo:rsid="00b4a976"/>
    </style:style>
    <style:style style:name="T82" style:family="text">
      <style:text-properties fo:color="#0000ff" loext:opacity="100%" style:font-name="Hack" fo:font-size="9pt" fo:background-color="#ffffff" loext:char-shading-value="0" style:font-size-asian="9pt"/>
    </style:style>
    <style:style style:name="T83" style:family="text">
      <style:text-properties fo:color="#ff0000" loext:opacity="100%" style:font-name="Hack" fo:font-size="9pt" fo:background-color="#ffffff" loext:char-shading-value="0" style:font-size-asian="9pt"/>
    </style:style>
    <style:style style:name="T84" style:family="text">
      <style:text-properties officeooo:rsid="00b7c7d3"/>
    </style:style>
    <style:style style:name="T85" style:family="text">
      <style:text-properties officeooo:rsid="00b8d4d9"/>
    </style:style>
    <style:style style:name="T86" style:family="text">
      <style:text-properties officeooo:rsid="00bad666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56" text:outline-level="1" text:is-list-header="true">Feb 22, 2023</text:h>
      <text:p text:style-name="P33">In the C++ version of the Adapter class, remove the class factory for creating the main DataReaderWriterImpl class and replace it with a functional DataReaderWriter class declared in a header file and defined in the DataReaderWriter.cpp file. <text:s/><text:span text:style-name="T39">This will make the C++ example closer to the C# example and will remove the obscuring IDataReaderWriter interface, which does not contribute to the example.</text:span></text:p>
      <text:p text:style-name="P34"><text:span text:style-name="T40">I already did the </text:span>same thing for the Bridge class, <text:span text:style-name="T40">so no changes needed there</text:span>.</text:p>
      <text:p text:style-name="P38">Updated testpage.html and testhighlight.html with the latest version of the Adapter example.</text:p>
      <text:p text:style-name="P39"><text:span text:style-name="T42">Modified the C++ code to use the</text:span> std::format() function from C++20. <text:s/>Requires building in C++20. <text:s/>The formatting is based on Python's formatting. <text:s/>I explored this in the C:\work\vs2022\teststandardformat project. <text:s/>The std::format() <text:span text:style-name="T42">function </text:span>basically replaces the use of std::ostringstream, providing a more concise approach to formatting complex strings. <text:s/>This is the same as C#'s String.Format() and Python's string.format() methods.</text:p>
      <text:p text:style-name="P39">In order to make sure the code is built correctly with C++20, I added the following to the top of the files that are using the &lt;format&gt; module:</text:p>
      <text:p text:style-name="Code">// This test requires /Zc:__cplusplus to be specified on the build command line.</text:p>
      <text:p text:style-name="Code">#if !defined(__cplusplus) || __cplusplus &lt; 202002L</text:p>
      <text:p text:style-name="Code">#error Requires C++ 20 or later to compile!</text:p>
      <text:p text:style-name="Code">#endif</text:p>
      <text:p text:style-name="Code">#include &lt;format&gt; // Requires C++20</text:p>
      <text:p text:style-name="P40">As the comment says, the build command line needs to add /Zc:__cplusplus to get the __cplusplus macro to be defined. <text:s/><text:span text:style-name="T41">This works like a charm and now the C++ code is even closer to the C# code.</text:span></text:p>
      <text:p text:style-name="P41">I've been doing some thinking about how to build the entire Design Pattern Examples web site. <text:s/>I'm going to have at least 23 chapters, with each chapter dedicated to one pattern. <text:s/>There needs to be an explanation, a diagram, and some amount of example code. <text:s/>I haven't decided whether I want to include all code or just the minimum to understand the declaration and usage. <text:s/>Since I'm planning on putting all of this on GitHub, I can always refer the reader to the GitHub repository for more details.</text:p>
      <text:p text:style-name="P42">So I don't want to hand-copy snippets of code. <text:s/><text:span text:style-name="T44">Also, I'm not sure I want to require highlight.js due to is size. <text:s/>That means producing static HTML pages with the desired code content. <text:s/>And</text:span> <text:span text:style-name="T43">I would much </text:span><text:soft-page-break/><text:span text:style-name="T43">prefer this </text:span><text:span text:style-name="T44">to be</text:span><text:span text:style-name="T43"> (almost) completely automated. <text:s/></text:span><text:span text:style-name="T45">Doxygen comes to mind for creating a reference manual of code, which includes all the cross-indexed code nicely syntax-highlighted. <text:s/></text:span><text:span text:style-name="T46">The only problem I've had with doxygen in the past is I cannot control the layout is tightly as I would like. <text:s/>The current format I've developed is quite nice and easy to read.</text:span></text:p>
      <text:p text:style-name="P43"><text:span text:style-name="T48">Installed</text:span> the latest version of doxygen (v1.9.6<text:span text:style-name="T47">) as I have v1.8.19 from 2019. <text:s text:c="2"/></text:span><text:span text:style-name="T48">Installed the latest version of Graphviz (v7.10) as I have v2.19 from 2014.</text:span></text:p>
      <text:p text:style-name="P44">Created a makefile project in DesignPatternExamples called CreateDocs and added a new Doxy<text:span text:style-name="T49">f</text:span>ile to that project (doxygen -g DoxyFile). <text:s/><text:span text:style-name="T49">Went through the Doxyfile setting settings.</text:span> <text:s/>Modeled the Makefile build commands after what I had done for DAL IPC API's project for creating documents. <text:s/>Built the project.</text:p>
      <text:p text:style-name="P44">Doxygen does not understand nested namespaces, so DesignPatternExamples::ConsoleLogger::CreateLogger() was treated the same as DesignPatternExamples::FileLogger::CreateLogger(). <text:s/>Fixed this by replacing the nested namespace with a class containing a static function.</text:p>
      <text:p text:style-name="P44">Doxygen does not distinguish between C# namespaces and C++ namespaces. <text:s/>So renamed the C++ namespace, DesignPatternExamples, to be DesignPatternExamples_cpp.</text:p>
      <text:p text:style-name="P45">The resulting documentation, while plain, does seem to work more or less as I would like. <text:s/>Definitely need to spend some time with the explanation stuff. <text:s/><text:span text:style-name="T50">I can put the markdown files in the Docs directory.</text:span></text:p>
      <text:p text:style-name="P46">In C#, renamed DesignPatternExamples namespace to be DesignPatternExamples_csharp. <text:s/>Makes it easier to distinguish the different language in doxygen-generated files.</text:p>
      <text:p text:style-name="P47">Added mainpage.md and adapter.md to see how those work.</text:p>
      <text:p text:style-name="P48">Cross references to other sections:</text:p>
      <text:list text:style-name="L1">
        <text:list-item>
          <text:p text:style-name="P65">For markdown, use [<text:span text:style-name="T51">link </text:span>text](URL), where text is what the link will be connected to and URL is the relative or absolute URL to the page to link to. <text:s/>For exampl<text:span text:style-name="T51">e</text:span>, [Adapter Pattern](adapter_pattern.html).</text:p>
          <text:list>
            <text:list-item>
              <text:p text:style-name="P66">The disadvantage of markdown is the page name must be explicitly used and the link text must be explicitly given.</text:p>
            </text:list-item>
            <text:list-item>
              <text:p text:style-name="P67">Also, since doxygen doesn't interpret markdown links, the class of the link is not affected. <text:s/>If putting the links in a list, for example, the doxygen would normally add class="el" to the link but not with the markdown links.</text:p>
            </text:list-item>
          </text:list>
        </text:list-item>
        <text:list-item>
          <text:p text:style-name="P65">For doxygen, use the @ref to link to sections, pages, etc. <text:s/>@ref <text:span text:style-name="T51">section_name "link text". <text:s/>If the link text is not specified, the link text is taken from the title of the targeted section or page. <text:s/></text:span><text:span text:style-name="T52">For example, @ref adapter_pattern.</text:span></text:p>
        </text:list-item>
        <text:list-item>
          <text:p text:style-name="P64">For doxygen, the @link/@endlink can also work to pages, but it is intended for <text:span text:style-name="T52">file, class, and members. <text:s/>However, it will work with any named entity including sections and pages. <text:s/>@link section_name link </text:span><text:span text:style-name="T53">text @endlink</text:span><text:span text:style-name="T52">. <text:s/>For example, @link adapter_pattern Adapter Pattern @endlink.</text:span></text:p>
        </text:list-item>
      </text:list>
      <text:p text:style-name="P49"><text:soft-page-break/>Images in markdown:</text:p>
      <text:list text:style-name="L2">
        <text:list-item>
          <text:p text:style-name="P68">Markdown is ![alt text](URL "<text:span text:style-name="T55">title</text:span>"). <text:s/><text:span text:style-name="T54">The markdown editor in VS2022 can show the image in the preview </text:span><text:span text:style-name="T55">with the title (when hovering over the image with the mouse).</text:span></text:p>
          <text:list>
            <text:list-item>
              <text:p text:style-name="P69">Doxygen does not interpret this <text:span text:style-name="T56">the same way</text:span>. <text:s/>Doxygen ignores the alt text and converts the title into a caption under the image.</text:p>
            </text:list-item>
            <text:list-item>
              <text:p text:style-name="P70">The image is treated as inline but also has an anchor created for it that appears right before the image. <text:s/><text:span text:style-name="T63">The image gets the class "inline" </text:span><text:span text:style-name="T66">but only if it is immediately preceded by and/or followed by text. <text:s/>Without the surrounding text, the image gets no class. <text:s/>Also, when inline, the image title is added to the &lt;img&gt; tag instead of creating a caption under the image.</text:span></text:p>
            </text:list-item>
            <text:list-item>
              <text:p text:style-name="P71">The "image" class centers the image.</text:p>
            </text:list-item>
          </text:list>
        </text:list-item>
        <text:list-item>
          <text:p text:style-name="P72">Doxygen is @img [{&lt;option&gt;, &lt;option&gt;}] &lt;format&gt; &lt;file&gt; <text:s/>["&lt;caption&gt;"] <text:span text:style-name="T57">[&lt;sizeindication&gt;=&lt;size&gt;]. <text:s/>Where &lt;format&gt; is "html", "latex", "rtf", "docbook", "xml". <text:s/>&lt;file&gt; is the name of the image file. <text:s/>&lt;</text:span><text:span text:style-name="T58">caption&gt; is displayed below the image in a single line. &lt;sizeindication&gt; is either "width" or "height" (or both separated by a space) followed by the size, which consists of HTML size values: 1em, 1px, 1in, 1cm, etc. <text:s/>&lt;</text:span><text:span text:style-name="T59">option&gt; is one of "anchor" or "inline". <text:s/></text:span><text:span text:style-name="T60">If "inline" is used in HTML, the caption is converted to the title of the image. </text:span><text:span text:style-name="T61">"anchor" ("anchor:anchor_id") puts an HTML anchor before the image. <text:s/></text:span><text:span text:style-name="T62">"inline" treats the image like a character and can thus be embedded in a sentence </text:span><text:span text:style-name="T63">(the image gets the class "inline")</text:span><text:span text:style-name="T62">. <text:s/>"anchor" wraps the image in its own &lt;div&gt; tag and therefore ends up in its own paragraph </text:span><text:span text:style-name="T64">(the image gets no class but it and the caption &lt;div&gt; that follows are wrapped in a &lt;div&gt; with the class "</text:span><text:span text:style-name="T65">image</text:span><text:span text:style-name="T64">").</text:span></text:p>
        </text:list-item>
        <text:list-item>
          <text:p text:style-name="P73">Can also use a raw &lt;img&gt; tag, to provide ultimate control. <text:s/><text:span text:style-name="T67">For example:</text:span></text:p>
        </text:list-item>
      </text:list>
      <text:p text:style-name="P35">&lt;img class="explanation_image" src="adapter_diagram.png" title="Class view of the Adapter Pattern" alt="Class view of the Adapter Pattern"&gt;</text:p>
      <text:p text:style-name="P50">This actually puts the image to the right of the first paragraph because that class has "float:right" as a style. <text:s/>However, the text is not justified. <text:s/><text:span text:style-name="T69">If I put &lt;div class="explanation"&gt; before the image and &lt;/div&gt; after the last paragraph, Doxygen duplicates the &lt;div&gt; tag on each paragraph. <text:s text:c="2"/></text:span><text:span text:style-name="T70">Even if I put &lt;p&gt;&lt;/p&gt; tags around each paragraph, Doxygen removes those in favor of the &lt;div&gt; tag.</text:span></text:p>
      <text:p text:style-name="P51">Modifiy explain.css to define the "textblock" class as the same as the "explain" class:</text:p>
      <text:p text:style-name="Code">div.explain, .textblock { }</text:p>
      <text:p text:style-name="P51">The comma is what allows adding additional names to the same definition. <text:s/><text:span text:style-name="T71">Making this change allows the main text to be justified. <text:s/>Since I switched back to using the doxygen @image tag, I have to live with the image appearing before the text.</text:span></text:p>
      <text:p text:style-name="P52">Interesting. <text:s/>I can make an .html be treated like a .md file, allowing <text:span text:style-name="T75">me </text:span>to embed <text:span text:style-name="T76">Doxygen and Markdown tags in </text:span>HTML. <text:s/>In Doxyfile, modify EXTENSION_MAPPING to this:</text:p>
      <text:p text:style-name="Code"><text:soft-page-break/>EXTENSION_MAPPING <text:s text:c="5"/>= html=md</text:p>
      <text:p text:style-name="P53">Then add *.html to the end of the FILE_PATTERNS list.</text:p>
      <text:p text:style-name="P53">Then in the .html file, add the following to the top:</text:p>
      <text:p text:style-name="Code">@page page_id Page Title</text:p>
      <text:p text:style-name="P53">After that, add the &lt;div&gt; tags for the explanation and image. <text:s/>At the end, add <text:span text:style-name="T73">markdown for the</text:span> See Also links and Doxygen @ref for the links. <text:s/><text:span text:style-name="T73">For example:</text:span></text:p>
      <text:p text:style-name="Code">### See Also</text:p>
      <text:p text:style-name="Code">- @ref mainpage "Main Page"</text:p>
      <text:p text:style-name="P54">This works because the Markdown processor being used supports HTML in Markdown. <text:s/><text:span text:style-name="T74">I just think it's a little less confusing seeing mostly HTML in a Markdown file. <text:s/></text:span><text:span text:style-name="T79">I also don't need the surrounding &lt;div class="explanation"&gt; since the code in the file is embedded in &lt;div class="textblock"&gt; and I have defined class "textblock" to be the same as the class "explanation" style.</text:span></text:p>
      <text:p text:style-name="P55">The advantage of this approach is I can more directly control the layout while still getting linking benefit from Doxygen. <text:s/><text:span text:style-name="T77">Doxygen doesn't really care about the contents, only that they can be formatted </text:span><text:span text:style-name="T78">in certain ways. <text:s/></text:span><text:span text:style-name="T80">The disadvantage is I have embedded HTML that might screw up if doxygen's styles are ever changed, or the page layout is changed. <text:s/>I think it will be okay since it is self-contained and it uses my own styles. <text:s/></text:span><text:span text:style-name="T81">Here is my example:</text:span></text:p>
      <text:p text:style-name="Code">@page adapter2_pattern Adapter2 Pattern</text:p>
      <text:p text:style-name="Code"/>
      <text:p text:style-name="Code"><text:span text:style-name="T82">&lt;</text:span><text:span text:style-name="T68">div</text:span><text:span text:style-name="T72"> </text:span><text:span text:style-name="T83">class</text:span><text:span text:style-name="T82">="explanation_text"&gt;</text:span></text:p>
      <text:p text:style-name="Code"><text:span text:style-name="T72"><text:s text:c="4"/></text:span><text:span text:style-name="T82">&lt;</text:span><text:span text:style-name="T68">img</text:span><text:span text:style-name="T72"> </text:span><text:span text:style-name="T83">class</text:span><text:span text:style-name="T82">="explanation_image"</text:span><text:span text:style-name="T72"> </text:span><text:span text:style-name="T83">src</text:span><text:span text:style-name="T82">="adapter_diagram.png"</text:span><text:span text:style-name="T72"> </text:span><text:span text:style-name="T82">/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The Adapter pattern is a wrapper class around an external component.</text:p>
      <text:p text:style-name="Code"><text:s text:c="8"/>The wrapper class adapts the external component to match how the rest of</text:p>
      <text:p text:style-name="Code"><text:s text:c="8"/>the program behaves so the program doesn't know it is dealing with an</text:p>
      <text:p text:style-name="Code"><text:s text:c="8"/>external component. <text:s/>The wrapper class is responsible for initializing</text:p>
      <text:p text:style-name="Code"><text:s text:c="8"/>and disposing of the external component, as well as adapting procedure</text:p>
      <text:p text:style-name="Code"><text:s text:c="8"/>calls, arguments, and error handling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A function can also act as an adapter, where the function adapts the</text:p>
      <text:p text:style-name="Code"><text:s text:c="8"/>calling conventions of the external component to the conventions of the</text:p>
      <text:p text:style-name="Code"><text:s text:c="8"/>program. <text:s/>One common use of adapter functions is to hide differences in</text:p>
      <text:p text:style-name="Code"><text:s text:c="8"/>external libraries that arise from different implementations, such as</text:p>
      <text:p text:style-name="Code"><text:s text:c="8"/>the C library as it appears on different operating systems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82">&lt;/</text:span><text:span text:style-name="T68">div</text:span><text:span text:style-name="T82">&gt;</text:span></text:p>
      <text:p text:style-name="Code"/>
      <text:p text:style-name="Code">### See Also</text:p>
      <text:p text:style-name="Code">- @ref mainpage "Main Page"</text:p>
      <text:p text:style-name="P37">However, Doxygen (or the markdown processor) insists on replacing &lt;p&gt; with &lt;div class="explanation_text"&gt;. <text:s/><text:span text:style-name="T84">which prevents a blank line from appearing between the paragraphs.</text:span></text:p>
      <text:p text:style-name="P36"/>
      <text:p text:style-name="P61">Nope, I'm going back to markdown only and live with the image at the top of the expl<text:span text:style-name="T85">a</text:span>nation.</text:p>
      <text:p text:style-name="P61"/>
      <text:p text:style-name="P62">Note: At the moment, the html folder containing the output of doxygen is 8.32 megabytes in size.</text:p>
      <text:p text:style-name="P63"><text:soft-page-break/>Added bridge.md as the <text:span text:style-name="T86">discussion</text:span> of the bridge pattern.</text:p>
      <text:h text:style-name="P57" text:outline-level="1" text:is-list-header="true">Feb 21, 2023</text:h>
      <text:p text:style-name="P15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16">So what would that look like? <text:s/>I'm sure a diagram, possibly UML, would be in order for each example. <text:s/>I already have some focus in the descriptions for each example.</text:p>
      <text:p text:style-name="P17">For example:</text:p>
      <text:p text:style-name="P18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19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17"><draw:g text:anchor-type="as-char" draw:z-index="0" draw:name="Group object 1" draw:style-name="gr1"><draw:custom-shape draw:name="Shape 1" draw:style-name="gr2" draw:text-style-name="P78" svg:width="2.3004in" svg:height="2.2189in" svg:x="0in" svg:y="0in"><text:p text:style-name="P77"><text:span text:style-name="T87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79" xml:id="id2" draw:id="id2" svg:width="1.1098in" svg:height="1.2713in" svg:x="3.7in" svg:y="0.4264in"><text:p text:style-name="P77"><text:span text:style-name="T87">External</text:span></text:p><text:p text:style-name="P77"><text:span text:style-name="T87">component</text:span></text:p><draw:enhanced-geometry svg:viewBox="0 0 21600 21600" draw:type="rectangle" draw:enhanced-path="M 0 0 L 21600 0 21600 21600 0 21600 0 0 Z N"/></draw:custom-shape><draw:custom-shape draw:name="Shape 11" draw:style-name="gr4" draw:text-style-name="P81" svg:width="0.5543in" svg:height="0.3307in" svg:x="0.3457in" svg:y="0.1634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81" svg:width="0.5539in" svg:height="0.3307in" svg:x="1.4in" svg:y="0.1437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83" xml:id="id1" draw:id="id1" svg:width="0.635in" svg:height="0.4335in" svg:x="1.4252in" svg:y="0.8437in"><text:p text:style-name="P82"><text:span text:style-name="T89">Adapter</text:span></text:p><text:p text:style-name="P82"><text:span text:style-name="T89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4" draw:text-style-name="P81" svg:width="0.5543in" svg:height="0.3307in" svg:x="1.3709in" svg:y="1.4882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4" draw:text-style-name="P81" svg:width="0.5543in" svg:height="0.3307in" svg:x="0.6209in" svg:y="1.7437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81" svg:width="0.5539in" svg:height="0.3307in" svg:x="0.7in" svg:y="1.3382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7" draw:text-style-name="P81" svg:width="0.5543in" svg:height="0.3303in" svg:x="0.7957in" svg:y="0.5189in"><text:p text:style-name="P80"><text:span text:style-name="T88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8" draw:text-style-name="P84" draw:type="line" svg:x1="2.0598in" svg:y1="1.0602in" svg:x2="3.7in" svg:y2="1.0614in" draw:start-shape="id1" draw:start-glue-point="1" draw:end-shape="id2" draw:end-glue-point="3" svg:d="M5232-126l4166 3" svg:viewBox="0 0 4168 5"><text:p/></draw:connector></draw:g></text:p>
      <text:p text:style-name="P20"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1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2"><text:soft-page-break/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HTML-based Syntax-Highlighting</text:h>
      <text:p text:style-name="P23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27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25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6">(and generally should, according to HTML5 draft guidelines)</text:span>. <text:s/>The &lt;code&gt; tag specifies the <text:span text:style-name="T24">language highlighting style to use (for example, </text:span><text:span text:style-name="T25">class="language-clike"</text:span><text:span text:style-name="T24">). <text:s/></text:span><text:span text:style-name="T27">Visual Studio does not do thi</text:span><text:span text:style-name="T28">s. <text:s/></text:span><text:span text:style-name="T29">The babel-plugin-prismjs plugin is recommended for wrangling languages and other plugins for prism (</text:span><text:a xlink:type="simple" xlink:href="https://github.com/mAAdhaTTah/babel-plugin-prismjs" text:style-name="Internet_20_link" text:visited-style-name="Visited_20_Internet_20_Link"><text:span text:style-name="T29">https://github.com/mAAdhaTTah/babel-plugin-prismjs</text:span></text:a><text:span text:style-name="T29">). <text:s/>Babel uses a configuration file to specify the languages and plugins to load when initialized. <text:s/></text:span><text:span text:style-name="T30">Prism can be used from the command line to convert files to HTML.</text:span></text:p>
      <text:p text:style-name="P24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26"><text:span text:style-name="T35">Found a</text:span><text:span text:style-name="T31">nother web-based </text:span><text:a xlink:type="simple" xlink:href="https://codebeautify.org/code-highlighter" text:style-name="Internet_20_link" text:visited-style-name="Visited_20_Internet_20_Link"><text:span text:style-name="T31">code highlighter</text:span></text:a><text:span text:style-name="T31">, a tool that is part of the </text:span><text:a xlink:type="simple" xlink:href="https://codebeautify.org/" text:style-name="Internet_20_link" text:visited-style-name="Visited_20_Internet_20_Link"><text:span text:style-name="T31">Code Beautify site</text:span></text:a><text:span text:style-name="T31">. <text:s/></text:span><text:span text:style-name="T32">Paste the code, select the theme, and presto. <text:s/>One of the themes is VS, so it highlights as though from Visual Studio.</text:span></text:p>
      <text:p text:style-name="P28"><text:soft-page-break/>Either I commit to using some<text:span text:style-name="T33">thing</text:span> in the page such as highlight.js or Prism.js or I use Prism.js locally as part of <text:span text:style-name="T34">a</text:span> build process to generate the static HTML pages.</text:p>
      <text:p text:style-name="P29"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29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29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0">Finally, modified onload() function to add the following as the last line:</text:p>
      <text:p text:style-name="Code">highlightCode();</text:p>
      <text:p text:style-name="P30"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0">and then copied the source code for the Adapter_Exercise() from C# and C++ into the appropriate &lt;pre&gt;&lt;code&gt; blocks. <text:s/><text:span text:style-name="T37">I replaced '&lt;' with '&amp;lt;' and '&gt;' with '&amp;gt;'.</text:span> <text:s/>Loaded the <text:span text:style-name="T36">testhighlight.html </text:span>page <text:span text:style-name="T36">in Firefox</text:span> and it worked!</text:p>
      <text:p text:style-name="P32">Note: The unpacked files are 2.7 megabytes in size. <text:s/>Yikes!</text:p>
      <text:h text:style-name="Heading_20_2" text:outline-level="2" text:is-list-header="true">Code Cleanup</text:h>
      <text:p text:style-name="P31">Moved the styles for explanations to explain.cs and the styles for the multipanel tabs to multipanel.css. <text:s/>Modified testpage.html and testhighlight.html to <text:span text:style-name="T38">load</text:span> these style sheets.</text:p>
      <text:h text:style-name="P58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<text:soft-page-break/>Some problems:</text:p>
      <text:list text:style-name="L3">
        <text:list-item>
          <text:p text:style-name="P74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75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76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76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Committed my latest changes with the formatting changes.</text:p>
      <text:h text:style-name="P59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<text:soft-page-break/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Oh, and I copied over the replace() function from my stdlib library, which also picked up the strstri() function. <text:s/>These files live in the cplusplus/helpers directory.</text:p>
      <text:h text:style-name="P60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</text:span><text:soft-page-break/><text:span text:style-name="T2">a chunk of code from Visual Studio and use the ClipBoardReader to pull out the contents of the HTML format.</text:span></text:p>
      <text:p text:style-name="P7"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2T23:03:31.164000000</dc:date>
    <dc:creator>Stephen P Lepisto</dc:creator>
    <meta:editing-duration>PT11H35M39S</meta:editing-duration>
    <meta:editing-cycles>93</meta:editing-cycles>
    <meta:generator>LibreOffice/7.4.4.2$Windows_X86_64 LibreOffice_project/85569322deea74ec9134968a29af2df5663baa21</meta:generator>
    <meta:document-statistic meta:table-count="0" meta:image-count="0" meta:object-count="0" meta:page-count="10" meta:paragraph-count="181" meta:word-count="3818" meta:character-count="24243" meta:non-whitespace-character-count="20205"/>
  </office:meta>
</office:document-meta>
</file>